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8be4" officeooo:paragraph-rsid="000c8be4"/>
    </style:style>
    <style:style style:name="P2" style:family="paragraph" style:parent-style-name="Standard">
      <style:text-properties officeooo:rsid="000cb48e" officeooo:paragraph-rsid="000cb48e"/>
    </style:style>
    <style:style style:name="P3" style:family="paragraph" style:parent-style-name="Standard">
      <style:paragraph-properties fo:text-align="start" style:justify-single-word="false"/>
      <style:text-properties officeooo:rsid="000cb48e" officeooo:paragraph-rsid="000cb48e"/>
    </style:style>
    <style:style style:name="P4" style:family="paragraph" style:parent-style-name="Standard">
      <style:text-properties officeooo:rsid="000ce8f5" officeooo:paragraph-rsid="000ce8f5"/>
    </style:style>
    <style:style style:name="P5" style:family="paragraph" style:parent-style-name="Standard">
      <style:text-properties officeooo:rsid="000e7dc8" officeooo:paragraph-rsid="000e7dc8"/>
    </style:style>
    <style:style style:name="P6" style:family="paragraph" style:parent-style-name="Standard">
      <style:text-properties officeooo:rsid="000fd582" officeooo:paragraph-rsid="000fd582"/>
    </style:style>
    <style:style style:name="P7" style:family="paragraph" style:parent-style-name="Standard">
      <style:text-properties fo:font-weight="bold" officeooo:rsid="000fd582" officeooo:paragraph-rsid="000fd582" style:font-weight-asian="bold" style:font-weight-complex="bold"/>
    </style:style>
    <style:style style:name="P8" style:family="paragraph" style:parent-style-name="Standard">
      <style:text-properties fo:font-weight="bold" officeooo:rsid="0012f19f" officeooo:paragraph-rsid="0012f19f" style:font-weight-asian="bold" style:font-weight-complex="bold"/>
    </style:style>
    <style:style style:name="P9" style:family="paragraph" style:parent-style-name="Standard">
      <style:text-properties fo:font-weight="bold" officeooo:rsid="0013ec21" officeooo:paragraph-rsid="0013ec21" style:font-weight-asian="bold" style:font-weight-complex="bold"/>
    </style:style>
    <style:style style:name="P10" style:family="paragraph" style:parent-style-name="Standard">
      <style:text-properties fo:font-weight="bold" officeooo:rsid="0018131f" officeooo:paragraph-rsid="0018131f" style:font-weight-asian="bold" style:font-weight-complex="bold"/>
    </style:style>
    <style:style style:name="P11" style:family="paragraph" style:parent-style-name="Standard">
      <style:paragraph-properties fo:text-align="start" style:justify-single-word="false"/>
      <style:text-properties fo:font-size="18pt" officeooo:rsid="000c8be4" officeooo:paragraph-rsid="000c8be4" style:font-size-asian="18pt" style:font-size-complex="18pt"/>
    </style:style>
    <style:style style:name="P12" style:family="paragraph" style:parent-style-name="Standard">
      <style:text-properties officeooo:rsid="001049dd" officeooo:paragraph-rsid="001049dd"/>
    </style:style>
    <style:style style:name="P13" style:family="paragraph" style:parent-style-name="Standard">
      <style:paragraph-properties fo:text-align="start" style:justify-single-word="false"/>
      <style:text-properties style:text-line-through-style="solid" style:text-line-through-type="single" officeooo:rsid="000c8be4" officeooo:paragraph-rsid="000c8be4"/>
    </style:style>
    <style:style style:name="P14" style:family="paragraph" style:parent-style-name="Standard">
      <style:text-properties officeooo:rsid="0012a4bd" officeooo:paragraph-rsid="0012a4bd"/>
    </style:style>
    <style:style style:name="P15" style:family="paragraph" style:parent-style-name="Standard">
      <style:text-properties fo:font-weight="normal" officeooo:rsid="0012f19f" officeooo:paragraph-rsid="0012f19f" style:font-weight-asian="normal" style:font-weight-complex="normal"/>
    </style:style>
    <style:style style:name="P16" style:family="paragraph" style:parent-style-name="Standard">
      <style:text-properties fo:font-weight="normal" officeooo:rsid="0013a6a8" officeooo:paragraph-rsid="0013a6a8" style:font-weight-asian="normal" style:font-weight-complex="normal"/>
    </style:style>
    <style:style style:name="P17" style:family="paragraph" style:parent-style-name="Standard">
      <style:text-properties fo:font-weight="normal" officeooo:rsid="0013ec21" officeooo:paragraph-rsid="0013ec21" style:font-weight-asian="normal" style:font-weight-complex="normal"/>
    </style:style>
    <style:style style:name="P18" style:family="paragraph" style:parent-style-name="Standard">
      <style:text-properties fo:font-weight="normal" officeooo:rsid="0015d223" officeooo:paragraph-rsid="0015d223" style:font-weight-asian="normal" style:font-weight-complex="normal"/>
    </style:style>
    <style:style style:name="P19" style:family="paragraph" style:parent-style-name="Standard">
      <style:text-properties fo:font-weight="normal" officeooo:rsid="0018131f" officeooo:paragraph-rsid="0018131f" style:font-weight-asian="normal" style:font-weight-complex="normal"/>
    </style:style>
    <style:style style:name="T1" style:family="text">
      <style:text-properties officeooo:rsid="000e7dc8"/>
    </style:style>
    <style:style style:name="T2" style:family="text">
      <style:text-properties fo:font-weight="normal" style:font-weight-asian="normal" style:font-weight-complex="normal"/>
    </style:style>
    <style:style style:name="T3" style:family="text">
      <style:text-properties officeooo:rsid="001049dd"/>
    </style:style>
    <style:style style:name="T4" style:family="text">
      <style:text-properties style:text-line-through-style="none" style:text-line-through-type="none" fo:font-weight="normal" officeooo:rsid="0010c920" style:font-weight-asian="normal" style:font-weight-complex="normal"/>
    </style:style>
    <style:style style:name="T5" style:family="text">
      <style:text-properties style:text-line-through-style="none" style:text-line-through-type="none" fo:font-weight="bold" officeooo:rsid="0010c920" style:font-weight-asian="bold" style:font-weight-complex="bold"/>
    </style:style>
    <style:style style:name="T6" style:family="text">
      <style:text-properties style:text-line-through-style="none" style:text-line-through-type="none" officeooo:rsid="0010c920"/>
    </style:style>
    <style:style style:name="T7" style:family="text">
      <style:text-properties officeooo:rsid="0013a6a8"/>
    </style:style>
    <style:style style:name="T8" style:family="text">
      <style:text-properties officeooo:rsid="0015d2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2 </text:p>
      <text:p text:style-name="P1"/>
      <text:p text:style-name="P1">Detect and Track a drone in video </text:p>
      <text:p text:style-name="P1"/>
      <text:p text:style-name="P1"/>
      <text:p text:style-name="P3">Concepts:</text:p>
      <text:p text:style-name="P3">- spatio-temporal properties</text:p>
      <text:p text:style-name="P3">- foreground probability map</text:p>
      <text:p text:style-name="P3">- <text:span text:style-name="T3">selective attention</text:span></text:p>
      <text:p text:style-name="P3"/>
      <text:p text:style-name="P13"><text:span text:style-name="T6">The bg model is selectively updated by using the </text:span><text:span text:style-name="T5">sampling map </text:span><text:span text:style-name="T4">which is determined by considering the </text:span><text:span text:style-name="T5">foreground probability map. </text:span><text:span text:style-name="T4">The fg proba map is estimated from the previous </text:span><text:span text:style-name="T5">detection results. </text:span><text:span text:style-name="T4">The </text:span><text:span text:style-name="T5">current initial foreground </text:span><text:span text:style-name="T4">is obtained by using the </text:span><text:span text:style-name="T5">previous background model </text:span><text:span text:style-name="T4">and </text:span><text:span text:style-name="T5">sampling map.</text:span><text:span text:style-name="T4"> The </text:span><text:span text:style-name="T5">final foreground </text:span><text:span text:style-name="T4">is finetuned by the </text:span><text:span text:style-name="T5">foreground probabiliy map</text:span></text:p>
      <text:p text:style-name="P1"/>
      <text:p text:style-name="P11">Background subtraction</text:p>
      <text:p text:style-name="Standard"/>
      <text:p text:style-name="Standard"/>
      <text:p text:style-name="Standard">To improve the robustness in performance, we additionally use the spatio-temporal properties of moving objects.</text:p>
      <text:p text:style-name="Standard">We build the foreground probability map which reflects the spatiotemporal properties, then we selectively apply the detection procedure and update the background model only to the selected pixels using the foreground probability.</text:p>
      <text:p text:style-name="Standard">The foreground probability is also used to refine the initial detection results to obtain a clear foreground region.</text:p>
      <text:p text:style-name="Standard"/>
      <text:p text:style-name="P2">Important : </text:p>
      <text:p text:style-name="P2">- computational efficiency</text:p>
      <text:p text:style-name="P2">- detection accuracy</text:p>
      <text:p text:style-name="P2"/>
      <text:p text:style-name="P4">Background subtraction in NON-STATIONARY camera:</text:p>
      <text:p text:style-name="P4"/>
      <text:p text:style-name="P4">- mosaic-based approach : procedure to make a panorama image using image registration and then a bg-sub algo is applied , image stitching errors in panorama images lead to many false detections</text:p>
      <text:p text:style-name="P4"/>
      <text:p text:style-name="P4">- segmentation-based approach : method to separate the object motion from camera motion</text:p>
      <text:p text:style-name="P4"/>
      <text:p text:style-name="P4">- compensation-based approach : <text:span text:style-name="T1">compensates the camera movement to fit the previous model to the previous image</text:span></text:p>
      <text:p text:style-name="P4"/>
      <text:p text:style-name="P5">Because an accurate estimation of camera motion is intractable and time consuming, most of compensation-based algos use a simple camera model like the affine or projective camera model.</text:p>
      <text:p text:style-name="P5"/>
      <text:p text:style-name="P5"/>
      <text:p text:style-name="P6">The proposed scheme is realized by a novel sampling strategy based on the fg proba using the spatio-temporal properties.</text:p>
      <text:p text:style-name="P7">From the assumption that the objects move smoothly in consecutive frames , predict the next </text:p>
      <text:p text:style-name="P7">position of the object</text:p>
      <text:p text:style-name="P7"><text:span text:style-name="T2">To keep the computational efficiency in the prediction, we just use the fg proba that the objects are likely to appear at the spatial and temporal neighbors instead of accurate velocity estimation.</text:span> </text:p>
      <text:p text:style-name="P4"/>
      <text:p text:style-name="P6"><text:soft-page-break/>Through this fg proba, we can distinguish actual objects and false detections as well as reduce the search space to find the actual positions of objects.</text:p>
      <text:p text:style-name="P6"/>
      <text:p text:style-name="P12">Based on the concept of selective attention for bg sub in a stationary camera, we learn the spatio temporal properties of the objects.</text:p>
      <text:p text:style-name="P14">From the assumption that the objects appear at the neighbors of the previous detections , we build the fg proba map.</text:p>
      <text:p text:style-name="P14">Then we restrict the search space usiing the sampling map obtained from the fg proba and detect the moving objects.</text:p>
      <text:p text:style-name="P14">Lastly, we refine the object region using fg proba, and update the bg model and the next fg proba. </text:p>
      <text:p text:style-name="P14"/>
      <text:p text:style-name="P8">PROPOSED METHOD</text:p>
      <text:p text:style-name="P8"/>
      <text:p text:style-name="P15">based on dual model bg subtraction method (MCD in 5.8ms), an efficient method that accounts the imperfect estimation ccamera movements. --<text:span text:style-name="T7">&gt; baseline</text:span></text:p>
      <text:p text:style-name="P16">Unlike the baseline, the bg model is selectively updated by using the sampling map.</text:p>
      <text:p text:style-name="P16">The sampling map is determined by considering the fg proba map.</text:p>
      <text:p text:style-name="P16">The fg proba map is estimated from the previous detection results.</text:p>
      <text:p text:style-name="P16">The current initial fg is obtained by using the previous bg model and ampling map</text:p>
      <text:p text:style-name="P16">The final fg is fine-tuned by using the fg proba map</text:p>
      <text:p text:style-name="P16"/>
      <text:p text:style-name="P9">FOREGROUND PROBABILITY MAP</text:p>
      <text:p text:style-name="P9"/>
      <text:p text:style-name="P17">our assumption is that objects <text:span text:style-name="T8">movements are smooth partially and temporally.</text:span></text:p>
      <text:p text:style-name="P18">Likewise, define 3 properties of fg pixel: temporal, spatial and frequency properties.</text:p>
      <text:p text:style-name="P18">Frequency property is used to remove the inconsistent pixels which are changing periodically.</text:p>
      <text:p text:style-name="P18">Not using frequency property because non stationary camera</text:p>
      <text:p text:style-name="P18">s</text:p>
      <text:p text:style-name="P18"/>
      <text:p text:style-name="P18"/>
      <text:p text:style-name="P18"/>
      <text:p text:style-name="P18"/>
      <text:p text:style-name="P18"/>
      <text:p text:style-name="P18"/>
      <text:p text:style-name="P18"/>
      <text:p text:style-name="P18"/>
      <text:p text:style-name="P10">Estimation of Single-Gaussian and Gaussian Mixture Models for Pattern Recognition</text:p>
      <text:p text:style-name="P10"/>
      <text:p text:style-name="P19">The model parameters are estimated usually via Maximum Likelihood Estimation ( MLE) with respect to available training data.</text:p>
      <text:p text:style-name="P19">An input training set is given and the task is to extract relevant information in a form of a statistical model</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2:00:53.338088973</meta:creation-date>
    <dc:date>2021-11-01T21:21:10.530409445</dc:date>
    <meta:editing-duration>PT1H19M49S</meta:editing-duration>
    <meta:editing-cycles>10</meta:editing-cycles>
    <meta:generator>LibreOffice/6.4.7.2$Linux_X86_64 LibreOffice_project/40$Build-2</meta:generator>
    <meta:document-statistic meta:table-count="0" meta:image-count="0" meta:object-count="0" meta:page-count="2" meta:paragraph-count="44" meta:word-count="609" meta:character-count="3866" meta:non-whitespace-character-count="3296"/>
  </office:meta>
</office:document-meta>
</file>